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796" calcext:value-type="float">
            <text:p>101.7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58" calcext:value-type="float">
            <text:p>99.7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20-01-2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9-01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6-12-1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9184" calcext:value-type="float">
            <text:p>91.7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4772" calcext:value-type="float">
            <text:p>92.2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9696" calcext:value-type="float">
            <text:p>97.3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6616" calcext:value-type="float">
            <text:p>91.7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12" calcext:value-type="float">
            <text:p>93.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9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0256" calcext:value-type="float">
            <text:p>98.0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8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9508</text:p>
          </table:table-cell>
          <table:table-cell office:value-type="string" calcext:value-type="string">
            <text:p>Saragosa Quad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